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Qué orden hemos escrito en la consola para que aparezca la siguiente mensaje?</text:span></text:p>
      <text:p text:style-name="P1"><text:span text:style-name="T1"/></text:p>
      <text:p text:style-name="P1"><text:span text:style-name="T1"/></text:p>
      <text:p text:style-name="P1"><text:span text:style-name="T1">PID<text:s text:c="2"/>TTY<text:s text:c="10"/>TIME CMD</text:span></text:p>
      <text:p text:style-name="P1"><text:span text:style-name="T1"/></text:p>
      <text:p text:style-name="P1"><text:span text:style-name="T1"><text:s/>9648 tty2<text:s text:c="5"/>00:00:02 bash</text:span></text:p>
      <text:p text:style-name="P1"><text:span text:style-name="T1"/></text:p>
      <text:p text:style-name="P1"><text:span text:style-name="T1"><text:s/>9659 tty2<text:s text:c="5"/>00:00:00 ps</text:span></text:p>
      <text:p text:style-name="P1"><text:span text:style-name="T1"/></text:p>
      <text:p text:style-name="P1"><text:span text:style-name="T1">Explica qué significa cada uno de las columnas.</text:span></text:p>
      <text:p text:style-name="P1"><text:span text:style-name="T1"/></text:p>
      <text:p text:style-name="P1"><text:span text:style-name="T1">Respuesta: </text:span></text:p>
      <text:p text:style-name="P1"><text:span text:style-name="T1">ps PID= Identificador de proceso TTY= Tipo de dispositivo de I/O CMD=Orden de ejecución</text:span></text:p>
      <text:p text:style-name="P1"><text:span text:style-name="T1">Pregunta 2</text:span></text:p>
      <text:p text:style-name="P1"><text:span text:style-name="T1">Finalizado</text:span></text:p>
      <text:p text:style-name="P1"><text:span text:style-name="T1">Puntúa como 2,00</text:span></text:p>
      <text:p text:style-name="P1"><text:span text:style-name="T1">No marcadasMarcar pregunta</text:span></text:p>
      <text:p text:style-name="P1"><text:span text:style-name="T1">Enunciado de la pregunta</text:span></text:p>
      <text:p text:style-name="P1"><text:span text:style-name="T1">Borrar un directorio trabajo de forma<text:s text:c="2"/>recursiva</text:span></text:p>
      <text:p text:style-name="P1"><text:span text:style-name="T1"/></text:p>
      <text:p text:style-name="P1"><text:span text:style-name="T1"/></text:p>
      <text:p text:style-name="P1"><text:span text:style-name="T1">rm -r trabajo</text:span></text:p>
      <text:p text:style-name="P1"><text:span text:style-name="T1"/></text:p>
      <text:p text:style-name="P1"><text:span text:style-name="T1">Pregunta 3</text:span></text:p>
      <text:p text:style-name="P1"><text:span text:style-name="T1">Finalizado</text:span></text:p>
      <text:p text:style-name="P1"><text:span text:style-name="T1">Puntúa como 4,00</text:span></text:p>
      <text:p text:style-name="P1"><text:span text:style-name="T1">No marcadasMarcar pregunta</text:span></text:p>
      <text:p text:style-name="P1"><text:span text:style-name="T1">Enunciado de la pregunta</text:span></text:p>
      <text:p text:style-name="P1"><text:span text:style-name="T1"><text:s/>Explicar qué significa cada columna</text:span></text:p>
      <text:p text:style-name="P1"><text:span text:style-name="T1"/></text:p>
      <text:p text:style-name="P1"><text:span text:style-name="T1">PID<text:s text:c="2"/>TTY<text:s text:c="10"/>TIME CMD</text:span></text:p>
      <text:p text:style-name="P1"><text:span text:style-name="T1"/></text:p>
      <text:p text:style-name="P1"><text:span text:style-name="T1"/></text:p>
      <text:p text:style-name="P1"><text:span text:style-name="T1">PID Identificador de proceso</text:span></text:p>
      <text:p text:style-name="P1"><text:span text:style-name="T1"/></text:p>
      <text:p text:style-name="P1"><text:span text:style-name="T1">TTY Tipo de dispositivo de I/O</text:span></text:p>
      <text:p text:style-name="P1"><text:span text:style-name="T1"/></text:p>
      <text:p text:style-name="P1"><text:span text:style-name="T1">TIME Tiempo que lleva en ejecución</text:span></text:p>
      <text:p text:style-name="P1"><text:span text:style-name="T1"/></text:p>
      <text:p text:style-name="P1"><text:span text:style-name="T1">CMD Orden de ejecución</text:span></text:p>
      <text:p text:style-name="P1"><text:span text:style-name="T1"/></text:p>
      <text:p text:style-name="P1"><text:span text:style-name="T1">Pregunta 4</text:span></text:p>
      <text:p text:style-name="P1"><text:span text:style-name="T1">Finalizado</text:span></text:p>
      <text:p text:style-name="P1"><text:span text:style-name="T1">Puntúa como 2,00</text:span></text:p>
      <text:p text:style-name="P1"><text:span text:style-name="T1">No marcadasMarcar pregunta</text:span></text:p>
      <text:p text:style-name="P1"><text:span text:style-name="T1">Enunciado de la pregunta</text:span></text:p>
      <text:p text:style-name="P1"><text:span text:style-name="T1">Mostrar los archivos y directorios que empiecen por D (mayúscula) o d (minúscula) y el resto del nombre sea ocs.</text:span></text:p>
      <text:p text:style-name="P1"><text:span text:style-name="T1"/></text:p>
      <text:p text:style-name="P1"><text:span text:style-name="T1"/></text:p>
      <text:p text:style-name="P1"><text:span text:style-name="T1">find / -name D*ocs</text:span></text:p>
      <text:p text:style-name="P1"><text:span text:style-name="T1"/></text:p>
      <text:p text:style-name="P1"><text:span text:style-name="T1">Pregunta 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scribe la orden que permite cambiar al directorio home del usuario activo o HOME</text:span></text:p>
      <text:p text:style-name="P1"><text:span text:style-name="T1"/></text:p>
      <text:p text:style-name="P1"><text:span text:style-name="T1">Respuesta: </text:span></text:p>
      <text:p text:style-name="P1"><text:span text:style-name="T1">cd</text:span></text:p>
      <text:p text:style-name="P1"><text:span text:style-name="T1">Pregunta 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ambia el <text:tab/> de un directorio, el usuario es alumno el grupo ciclo<text:s text:c="2"/>la carpeta<text:s text:c="2"/>/trabajo</text:span></text:p>
      <text:p text:style-name="P1"><text:span text:style-name="T1"/></text:p>
      <text:p text:style-name="P1"><text:span text:style-name="T1">Respuesta: </text:span></text:p>
      <text:p text:style-name="P1"><text:span text:style-name="T1">chown alumno /trabajo</text:span></text:p>
      <text:p text:style-name="P1"><text:span text:style-name="T1">Pregunta 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text:s/>Para conocer el nombre del usuario conectado al ordenador, el que ha conectado con el sistema Linux.</text:span></text:p>
      <text:p text:style-name="P1"><text:span text:style-name="T1"/></text:p>
      <text:p text:style-name="P1"><text:span text:style-name="T1">Seleccione una:</text:span></text:p>
      <text:p text:style-name="P1"><text:span text:style-name="T1">a. uname</text:span></text:p>
      <text:p text:style-name="P1"><text:span text:style-name="T1">b. hostnamectl</text:span></text:p>
      <text:p text:style-name="P1"><text:span text:style-name="T1">c. whoami</text:span></text:p>
      <text:p text:style-name="P1"><text:span text:style-name="T1">d. hostname</text:span></text:p>
      <text:p text:style-name="P1"><text:span text:style-name="T1">e. Ninguna</text:span></text:p>
      <text:p text:style-name="P1"><text:span text:style-name="T1">Pregunta 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xplica que realiza la siguiente orden</text:span></text:p>
      <text:p text:style-name="P1"><text:span text:style-name="T1"/></text:p>
      <text:p text:style-name="P1"><text:span text:style-name="T1">sleep<text:s text:c="2"/>10000<text:s text:c="2"/>&amp;</text:span></text:p>
      <text:p text:style-name="P1"><text:span text:style-name="T1"/></text:p>
      <text:p text:style-name="P1"><text:span text:style-name="T1">Lanza un proceso de parada que dura 10000<text:s text:c="2"/>segundos y lo ejecuta en segundo plano.</text:span></text:p>
      <text:p text:style-name="P1"><text:span text:style-name="T1"/></text:p>
      <text:p text:style-name="P1"><text:span text:style-name="T1">Pregunta 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Pasar el trabajo<text:s text:c="2"/>345<text:s text:c="3"/>a primer plano</text:span></text:p>
      <text:p text:style-name="P1"><text:span text:style-name="T1"/></text:p>
      <text:p text:style-name="P1"><text:span text:style-name="T1">Respuesta: </text:span></text:p>
      <text:p text:style-name="P1"><text:span text:style-name="T1">fg 345</text:span></text:p>
      <text:p text:style-name="P1"><text:span text:style-name="T1">Pregunta 1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ómo ver los procesos que están detenidos, suspendidos o en segundo plano?</text:span></text:p>
      <text:p text:style-name="P1"><text:span text:style-name="T1"/></text:p>
      <text:p text:style-name="P1"><text:span text:style-name="T1"/></text:p>
      <text:p text:style-name="P1"><text:span text:style-name="T1">Seleccione una:</text:span></text:p>
      <text:p text:style-name="P1"><text:span text:style-name="T1">a. pstree<text:s text:c="2"/>-aux</text:span></text:p>
      <text:p text:style-name="P1"><text:span text:style-name="T1">b. top<text:s text:c="2"/>-aux</text:span></text:p>
      <text:p text:style-name="P1"><text:span text:style-name="T1">c. ps<text:s text:c="3"/>-l</text:span></text:p>
      <text:p text:style-name="P1"><text:span text:style-name="T1">d. ps<text:s text:c="2"/>aux</text:span></text:p>
      <text:p text:style-name="P1"><text:span text:style-name="T1">e. Ninguna</text:span></text:p>
      <text:p text:style-name="P1"><text:span text:style-name="T1">Pregunta 1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n que directorio se encuentran los ficheros<text:s text:c="2"/>de configuración del sistema</text:span></text:p>
      <text:p text:style-name="P1"><text:span text:style-name="T1"/></text:p>
      <text:p text:style-name="P1"><text:span text:style-name="T1"/></text:p>
      <text:p text:style-name="P1"><text:span text:style-name="T1">Respuesta: </text:span></text:p>
      <text:p text:style-name="P1"><text:span text:style-name="T1">/sbin</text:span></text:p>
      <text:p text:style-name="P1"><text:span text:style-name="T1">Pregunta 1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Matar un proceso que ya tienes en primer plano. 1234<text:s text:c="206"/></text:span></text:p>
      <text:p text:style-name="P1"><text:span text:style-name="T1"/></text:p>
      <text:p text:style-name="P1"><text:span text:style-name="T1"/></text:p>
      <text:p text:style-name="P1"><text:span text:style-name="T1">Respuesta: </text:span></text:p>
      <text:p text:style-name="P1"><text:span text:style-name="T1">kill -s 9 1234</text:span></text:p>
      <text:p text:style-name="P1"><text:span text:style-name="T1">Pregunta 1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n que directorio se encuentran los dispositivo asociado a la primera partición del segundo disco.</text:span></text:p>
      <text:p text:style-name="P1"><text:span text:style-name="T1"/></text:p>
      <text:p text:style-name="P1"><text:span text:style-name="T1"/></text:p>
      <text:p text:style-name="P1"><text:span text:style-name="T1">Seleccione una:</text:span></text:p>
      <text:p text:style-name="P1"><text:span text:style-name="T1">a. /sbin</text:span></text:p>
      <text:p text:style-name="P1"><text:span text:style-name="T1">b. Ninguna</text:span></text:p>
      <text:p text:style-name="P1"><text:span text:style-name="T1">c. /usr/dev/sdb1</text:span></text:p>
      <text:p text:style-name="P1"><text:span text:style-name="T1">d. /dev</text:span></text:p>
      <text:p text:style-name="P1"><text:span text:style-name="T1">e. /dev/sdb1</text:span></text:p>
      <text:p text:style-name="P1"><text:span text:style-name="T1">Pregunta 1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ista los archivos de un directorio en formato largo, con información de permisos, números de enlace asociados al archivo usuarios grupo, tamaño, fichero ocultos y fecha de ultima modificación.</text:span></text:p>
      <text:p text:style-name="P1"><text:span text:style-name="T1"/></text:p>
      <text:p text:style-name="P1"><text:span text:style-name="T1">Respuesta: </text:span></text:p>
      <text:p text:style-name="P1"><text:span text:style-name="T1">ls -lats</text:span></text:p>
      <text:p text:style-name="P1"><text:span text:style-name="T1">Pregunta 15</text:span></text:p>
      <text:p text:style-name="P1"><text:span text:style-name="T1">Finalizado</text:span></text:p>
      <text:p text:style-name="P1"><text:span text:style-name="T1">Puntúa como 6,00</text:span></text:p>
      <text:p text:style-name="P1"><text:span text:style-name="T1">No marcadasMarcar pregunta</text:span></text:p>
      <text:p text:style-name="P1"><text:span text:style-name="T1">Enunciado de la pregunta</text:span></text:p>
      <text:p text:style-name="P1"><text:span text:style-name="T1">Se desea visualizar el contenido de un ficheros de texto hola.txt</text:span></text:p>
      <text:p text:style-name="P1"><text:span text:style-name="T1"/></text:p>
      <text:p text:style-name="P1"><text:span text:style-name="T1">Visualizar y edita el contenido del fichero en modo editor con movimiento sobre la pantalla y desplazamiento en forma editor menos conocido</text:span></text:p>
      <text:p text:style-name="P1"><text:span text:style-name="T1"/></text:p>
      <text:p text:style-name="P1"><text:span text:style-name="T1">Respuesta 1</text:span></text:p>
      <text:p text:style-name="P1"><text:span text:style-name="T1">pico</text:span></text:p>
      <text:p text:style-name="P1"><text:span text:style-name="T1">Visualizar el contenido del fichero de forma descendente</text:span></text:p>
      <text:p text:style-name="P1"><text:span text:style-name="T1"/></text:p>
      <text:p text:style-name="P1"><text:span text:style-name="T1">Respuesta 2</text:span></text:p>
      <text:p text:style-name="P1"><text:span text:style-name="T1">tac</text:span></text:p>
      <text:p text:style-name="P1"><text:span text:style-name="T1">Visualiza el contenido de un fichero de forma ascendente</text:span></text:p>
      <text:p text:style-name="P1"><text:span text:style-name="T1"/></text:p>
      <text:p text:style-name="P1"><text:span text:style-name="T1">Respuesta 3</text:span></text:p>
      <text:p text:style-name="P1"><text:span text:style-name="T1">cat</text:span></text:p>
      <text:p text:style-name="P1"><text:span text:style-name="T1">Visualizar el contenido del fichero en modo editor con movimiento sobre la pantalla y desplazamiento en forma editor</text:span></text:p>
      <text:p text:style-name="P1"><text:span text:style-name="T1"/></text:p>
      <text:p text:style-name="P1"><text:span text:style-name="T1">Respuesta 4</text:span></text:p>
      <text:p text:style-name="P1"><text:span text:style-name="T1">nano</text:span></text:p>
      <text:p text:style-name="P1"><text:span text:style-name="T1">Visualizar el contenido del fichero haciendo un scroll de pantalla</text:span></text:p>
      <text:p text:style-name="P1"><text:span text:style-name="T1"/></text:p>
      <text:p text:style-name="P1"><text:span text:style-name="T1">Respuesta 5</text:span></text:p>
      <text:p text:style-name="P1"><text:span text:style-name="T1">less</text:span></text:p>
      <text:p text:style-name="P1"><text:span text:style-name="T1">Visualizar y edita el contenido del fichero en modo editor con movimiento sobre la pantalla y desplazamiento en forma editor</text:span></text:p>
      <text:p text:style-name="P1"><text:span text:style-name="T1"/></text:p>
      <text:p text:style-name="P1"><text:span text:style-name="T1">Respuesta 6</text:span></text:p>
      <text:p text:style-name="P1"><text:span text:style-name="T1">more</text:span></text:p>
      <text:p text:style-name="P1"><text:span text:style-name="T1">Pregunta 1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Mostrar las últimas<text:s text:c="2"/>4 líneas de un archivo<text:s text:c="3"/>ver.txt</text:span></text:p>
      <text:p text:style-name="P1"><text:span text:style-name="T1"/></text:p>
      <text:p text:style-name="P1"><text:span text:style-name="T1"/></text:p>
      <text:p text:style-name="P1"><text:span text:style-name="T1">Respuesta: </text:span></text:p>
      <text:p text:style-name="P1"><text:span text:style-name="T1">tail -n 4 ver.txt</text:span></text:p>
      <text:p text:style-name="P1"><text:span text:style-name="T1">Pregunta 1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Buscar<text:s text:c="2"/>archivos que comienzan con las letras “fi”<text:s text:c="2"/>en todo el sistema de ficheros.</text:span></text:p>
      <text:p text:style-name="P1"><text:span text:style-name="T1"/></text:p>
      <text:p text:style-name="P1"><text:span text:style-name="T1"/></text:p>
      <text:p text:style-name="P1"><text:span text:style-name="T1">Seleccione una:</text:span></text:p>
      <text:p text:style-name="P1"><text:span text:style-name="T1">a. Ninguna</text:span></text:p>
      <text:p text:style-name="P1"><text:span text:style-name="T1">b. find<text:s text:c="2"/>/<text:s text:c="3"/>-name<text:s text:c="3"/>fi</text:span></text:p>
      <text:p text:style-name="P1"><text:span text:style-name="T1">c. find<text:s text:c="2"/>/<text:s text:c="2"/>-name<text:s text:c="3"/>[fi]</text:span></text:p>
      <text:p text:style-name="P1"><text:span text:style-name="T1">d. fgrep<text:s text:c="3"/>/ "fi"</text:span></text:p>
      <text:p text:style-name="P1"><text:span text:style-name="T1">e. grep<text:s text:c="3"/>/ "fi"</text:span></text:p>
      <text:p text:style-name="P1"><text:span text:style-name="T1">Pregunta 1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Visualizar la versión de linux</text:span></text:p>
      <text:p text:style-name="P1"><text:span text:style-name="T1"/></text:p>
      <text:p text:style-name="P1"><text:span text:style-name="T1">Seleccione una:</text:span></text:p>
      <text:p text:style-name="P1"><text:span text:style-name="T1">a. whereis</text:span></text:p>
      <text:p text:style-name="P1"><text:span text:style-name="T1">b. whoami</text:span></text:p>
      <text:p text:style-name="P1"><text:span text:style-name="T1">c. Ninguna</text:span></text:p>
      <text:p text:style-name="P1"><text:span text:style-name="T1">d. who</text:span></text:p>
      <text:p text:style-name="P1"><text:span text:style-name="T1">e. w</text:span></text:p>
      <text:p text:style-name="P1"><text:span text:style-name="T1">Pregunta 1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Visualiza el nombre de un equipo</text:span></text:p>
      <text:p text:style-name="P1"><text:span text:style-name="T1"/></text:p>
      <text:p text:style-name="P1"><text:span text:style-name="T1">Seleccione una:</text:span></text:p>
      <text:p text:style-name="P1"><text:span text:style-name="T1">a. whereis</text:span></text:p>
      <text:p text:style-name="P1"><text:span text:style-name="T1">b. host</text:span></text:p>
      <text:p text:style-name="P1"><text:span text:style-name="T1">c. Ninguna</text:span></text:p>
      <text:p text:style-name="P1"><text:span text:style-name="T1">d. whoami</text:span></text:p>
      <text:p text:style-name="P1"><text:span text:style-name="T1">e. hostname</text:span></text:p>
      <text:p text:style-name="P1"><text:span text:style-name="T1">Pregunta 2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Visualizar la IP del ordenador en Linux</text:span></text:p>
      <text:p text:style-name="P1"><text:span text:style-name="T1"/></text:p>
      <text:p text:style-name="P1"><text:span text:style-name="T1">Seleccione una:</text:span></text:p>
      <text:p text:style-name="P1"><text:span text:style-name="T1">a. who -r</text:span></text:p>
      <text:p text:style-name="P1"><text:span text:style-name="T1">b. ifconfig</text:span></text:p>
      <text:p text:style-name="P1"><text:span text:style-name="T1">c. ipconfig</text:span></text:p>
      <text:p text:style-name="P1"><text:span text:style-name="T1">d. Ninguna</text:span></text:p>
      <text:p text:style-name="P1"><text:span text:style-name="T1">e. iwpconfig</text:span></text:p>
      <text:p text:style-name="P1"><text:span text:style-name="T1">Pregunta 2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rear un directorio en Linu</text:span></text:p>
      <text:p text:style-name="P1"><text:span text:style-name="T1"/></text:p>
      <text:p text:style-name="P1"><text:span text:style-name="T1">Seleccione una:</text:span></text:p>
      <text:p text:style-name="P1"><text:span text:style-name="T1">a. Ninguna</text:span></text:p>
      <text:p text:style-name="P1"><text:span text:style-name="T1">b. mkdir </text:span></text:p>
      <text:p text:style-name="P1"><text:span text:style-name="T1">c. mkfs</text:span></text:p>
      <text:p text:style-name="P1"><text:span text:style-name="T1">d. create</text:span></text:p>
      <text:p text:style-name="P1"><text:span text:style-name="T1">e. md</text:span></text:p>
      <text:p text:style-name="P1"><text:span text:style-name="T1">Pregunta 2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rear un usuario sin script</text:span></text:p>
      <text:p text:style-name="P1"><text:span text:style-name="T1"/></text:p>
      <text:p text:style-name="P1"><text:span text:style-name="T1">Seleccione una:</text:span></text:p>
      <text:p text:style-name="P1"><text:span text:style-name="T1">a. adduser</text:span></text:p>
      <text:p text:style-name="P1"><text:span text:style-name="T1">b. usercreate</text:span></text:p>
      <text:p text:style-name="P1"><text:span text:style-name="T1">c. Ninguna</text:span></text:p>
      <text:p text:style-name="P1"><text:span text:style-name="T1">d. useradd</text:span></text:p>
      <text:p text:style-name="P1"><text:span text:style-name="T1">e. mkuser</text:span></text:p>
      <text:p text:style-name="P1"><text:span text:style-name="T1">Pregunta 2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comando utilizas para mover un directorio ?</text:span></text:p>
      <text:p text:style-name="P1"><text:span text:style-name="T1"/></text:p>
      <text:p text:style-name="P1"><text:span text:style-name="T1">Seleccione una:</text:span></text:p>
      <text:p text:style-name="P1"><text:span text:style-name="T1">a. mv</text:span></text:p>
      <text:p text:style-name="P1"><text:span text:style-name="T1">b. NInguna</text:span></text:p>
      <text:p text:style-name="P1"><text:span text:style-name="T1">c. mvdir</text:span></text:p>
      <text:p text:style-name="P1"><text:span text:style-name="T1">d. move</text:span></text:p>
      <text:p text:style-name="P1"><text:span text:style-name="T1">e. mov</text:span></text:p>
      <text:p text:style-name="P1"><text:span text:style-name="T1">Pregunta 2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Visualizar la cabecera de un fichero de texto</text:span></text:p>
      <text:p text:style-name="P1"><text:span text:style-name="T1"/></text:p>
      <text:p text:style-name="P1"><text:span text:style-name="T1"/></text:p>
      <text:p text:style-name="P1"><text:span text:style-name="T1">Seleccione una:</text:span></text:p>
      <text:p text:style-name="P1"><text:span text:style-name="T1">a. tail</text:span></text:p>
      <text:p text:style-name="P1"><text:span text:style-name="T1">b. head</text:span></text:p>
      <text:p text:style-name="P1"><text:span text:style-name="T1">c. heap</text:span></text:p>
      <text:p text:style-name="P1"><text:span text:style-name="T1">d. Ninguna</text:span></text:p>
      <text:p text:style-name="P1"><text:span text:style-name="T1">e. less</text:span></text:p>
      <text:p text:style-name="P1"><text:span text:style-name="T1">Pregunta 2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mparar dos fichero de teto cuyo tamaño es distinto</text:span></text:p>
      <text:p text:style-name="P1"><text:span text:style-name="T1"/></text:p>
      <text:p text:style-name="P1"><text:span text:style-name="T1">Seleccione una:</text:span></text:p>
      <text:p text:style-name="P1"><text:span text:style-name="T1">a. comp</text:span></text:p>
      <text:p text:style-name="P1"><text:span text:style-name="T1">b. Ninguna</text:span></text:p>
      <text:p text:style-name="P1"><text:span text:style-name="T1">c. uniq</text:span></text:p>
      <text:p text:style-name="P1"><text:span text:style-name="T1">d. conm</text:span></text:p>
      <text:p text:style-name="P1"><text:span text:style-name="T1">e. diff</text:span></text:p>
      <text:p text:style-name="P1"><text:span text:style-name="T1">Pregunta 2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ntar las palabras, de un fichero de texto</text:span></text:p>
      <text:p text:style-name="P1"><text:span text:style-name="T1"/></text:p>
      <text:p text:style-name="P1"><text:span text:style-name="T1"/></text:p>
      <text:p text:style-name="P1"><text:span text:style-name="T1">Seleccione una:</text:span></text:p>
      <text:p text:style-name="P1"><text:span text:style-name="T1">a. w</text:span></text:p>
      <text:p text:style-name="P1"><text:span text:style-name="T1">b. cword</text:span></text:p>
      <text:p text:style-name="P1"><text:span text:style-name="T1">c. count</text:span></text:p>
      <text:p text:style-name="P1"><text:span text:style-name="T1">d. count</text:span></text:p>
      <text:p text:style-name="P1"><text:span text:style-name="T1">e. Ninguna</text:span></text:p>
      <text:p text:style-name="P1"><text:span text:style-name="T1">f. wc</text:span></text:p>
      <text:p text:style-name="P1"><text:span text:style-name="T1">Pregunta 2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xtraer el calendario del año 2006</text:span></text:p>
      <text:p text:style-name="P1"><text:span text:style-name="T1"/></text:p>
      <text:p text:style-name="P1"><text:span text:style-name="T1">Seleccione una:</text:span></text:p>
      <text:p text:style-name="P1"><text:span text:style-name="T1">a. Ninguna</text:span></text:p>
      <text:p text:style-name="P1"><text:span text:style-name="T1">b. cal 2006</text:span></text:p>
      <text:p text:style-name="P1"><text:span text:style-name="T1">c. calc 20066</text:span></text:p>
      <text:p text:style-name="P1"><text:span text:style-name="T1">d. calendar 2006</text:span></text:p>
      <text:p text:style-name="P1"><text:span text:style-name="T1">e. calen 2006</text:span></text:p>
      <text:p text:style-name="P1"><text:span text:style-name="T1">Pregunta 2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rear un fichero de texto desde la consola de teclado con el nombre<text:s text:c="3"/>creado.sh</text:span></text:p>
      <text:p text:style-name="P1"><text:span text:style-name="T1"/></text:p>
      <text:p text:style-name="P1"><text:span text:style-name="T1">Seleccione una:</text:span></text:p>
      <text:p text:style-name="P1"><text:span text:style-name="T1">a. less<text:s text:c="2"/>&gt; creado.sh</text:span></text:p>
      <text:p text:style-name="P1"><text:span text:style-name="T1">b. Ninguna</text:span></text:p>
      <text:p text:style-name="P1"><text:span text:style-name="T1">c. head<text:s text:c="2"/>&gt; creado.sh</text:span></text:p>
      <text:p text:style-name="P1"><text:span text:style-name="T1">d. cat &gt; creado.sh</text:span></text:p>
      <text:p text:style-name="P1"><text:span text:style-name="T1">e. tail &gt;creado.sh</text:span></text:p>
      <text:p text:style-name="P1"><text:span text:style-name="T1">Pregunta 2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ual son los ficheros que guardan las claves</text:span></text:p>
      <text:p text:style-name="P1"><text:span text:style-name="T1"/></text:p>
      <text:p text:style-name="P1"><text:span text:style-name="T1"/></text:p>
      <text:p text:style-name="P1"><text:span text:style-name="T1">Seleccione una:</text:span></text:p>
      <text:p text:style-name="P1"><text:span text:style-name="T1">a. passwd, group, gpasswd, shadow</text:span></text:p>
      <text:p text:style-name="P1"><text:span text:style-name="T1">b. shadow, gshadow, passwd</text:span></text:p>
      <text:p text:style-name="P1"><text:span text:style-name="T1">c. passwd, chgroup, group,cshr</text:span></text:p>
      <text:p text:style-name="P1"><text:span text:style-name="T1">d. passwd, control, shadow, gshadow</text:span></text:p>
      <text:p text:style-name="P1"><text:span text:style-name="T1">e. Ninguna</text:span></text:p>
      <text:p text:style-name="P1"><text:span text:style-name="T1">Pregunta 3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mo se agrega un usuario desde un script en LINUX.</text:span></text:p>
      <text:p text:style-name="P1"><text:span text:style-name="T1"/></text:p>
      <text:p text:style-name="P1"><text:span text:style-name="T1"/></text:p>
      <text:p text:style-name="P1"><text:span text:style-name="T1">Seleccione una:</text:span></text:p>
      <text:p text:style-name="P1"><text:span text:style-name="T1">a. usersadd</text:span></text:p>
      <text:p text:style-name="P1"><text:span text:style-name="T1">b. usseradd</text:span></text:p>
      <text:p text:style-name="P1"><text:span text:style-name="T1">c. Ninguna</text:span></text:p>
      <text:p text:style-name="P1"><text:span text:style-name="T1">d. useradd</text:span></text:p>
      <text:p text:style-name="P1"><text:span text:style-name="T1">e. addusers</text:span></text:p>
      <text:p text:style-name="P1"><text:span text:style-name="T1">Pregunta 3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 desea cambiar la clave de un usuario, con que comando</text:span></text:p>
      <text:p text:style-name="P1"><text:span text:style-name="T1"/></text:p>
      <text:p text:style-name="P1"><text:span text:style-name="T1">Seleccione una:</text:span></text:p>
      <text:p text:style-name="P1"><text:span text:style-name="T1">a. password</text:span></text:p>
      <text:p text:style-name="P1"><text:span text:style-name="T1">b. passwd</text:span></text:p>
      <text:p text:style-name="P1"><text:span text:style-name="T1">c. Ninguna</text:span></text:p>
      <text:p text:style-name="P1"><text:span text:style-name="T1">d. newpasswd</text:span></text:p>
      <text:p text:style-name="P1"><text:span text:style-name="T1">e. gpasswd</text:span></text:p>
      <text:p text:style-name="P1"><text:span text:style-name="T1">Pregunta 3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l superusuario desea crear un grupo indicar que comando usará.</text:span></text:p>
      <text:p text:style-name="P1"><text:span text:style-name="T1"/></text:p>
      <text:p text:style-name="P1"><text:span text:style-name="T1"/></text:p>
      <text:p text:style-name="P1"><text:span text:style-name="T1">Seleccione una:</text:span></text:p>
      <text:p text:style-name="P1"><text:span text:style-name="T1">a. groupmod</text:span></text:p>
      <text:p text:style-name="P1"><text:span text:style-name="T1">b. addgroup</text:span></text:p>
      <text:p text:style-name="P1"><text:span text:style-name="T1">c. newgroup</text:span></text:p>
      <text:p text:style-name="P1"><text:span text:style-name="T1">d. Ninguna</text:span></text:p>
      <text:p text:style-name="P1"><text:span text:style-name="T1">e. groupadd</text:span></text:p>
      <text:p text:style-name="P1"><text:span text:style-name="T1">Pregunta 3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l superusuario desea cambiar a un usuario de grupo, indicar que comando usará.</text:span></text:p>
      <text:p text:style-name="P1"><text:span text:style-name="T1"/></text:p>
      <text:p text:style-name="P1"><text:span text:style-name="T1"/></text:p>
      <text:p text:style-name="P1"><text:span text:style-name="T1">Seleccione una:</text:span></text:p>
      <text:p text:style-name="P1"><text:span text:style-name="T1">a. groupmod</text:span></text:p>
      <text:p text:style-name="P1"><text:span text:style-name="T1">b. Ninguna</text:span></text:p>
      <text:p text:style-name="P1"><text:span text:style-name="T1">c. chgrp</text:span></text:p>
      <text:p text:style-name="P1"><text:span text:style-name="T1">d. chown</text:span></text:p>
      <text:p text:style-name="P1"><text:span text:style-name="T1">e. usermod</text:span></text:p>
      <text:p text:style-name="P1"><text:span text:style-name="T1">Pregunta 3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deseamos borrar un directorio en Linux,<text:s text:c="2"/>como la borramos</text:span></text:p>
      <text:p text:style-name="P1"><text:span text:style-name="T1"/></text:p>
      <text:p text:style-name="P1"><text:span text:style-name="T1"/></text:p>
      <text:p text:style-name="P1"><text:span text:style-name="T1">Seleccione una:</text:span></text:p>
      <text:p text:style-name="P1"><text:span text:style-name="T1">a. rmdir</text:span></text:p>
      <text:p text:style-name="P1"><text:span text:style-name="T1">b. rm</text:span></text:p>
      <text:p text:style-name="P1"><text:span text:style-name="T1">c. deltree</text:span></text:p>
      <text:p text:style-name="P1"><text:span text:style-name="T1">d. mdel</text:span></text:p>
      <text:p text:style-name="P1"><text:span text:style-name="T1">e. Ninguna</text:span></text:p>
      <text:p text:style-name="P1"><text:span text:style-name="T1">Pregunta 3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deseamos mover el fichero salida a la carpeta /home/user2 que opción seleccionamos.</text:span></text:p>
      <text:p text:style-name="P1"><text:span text:style-name="T1"/></text:p>
      <text:p text:style-name="P1"><text:span text:style-name="T1"/></text:p>
      <text:p text:style-name="P1"><text:span text:style-name="T1">Seleccione una:</text:span></text:p>
      <text:p text:style-name="P1"><text:span text:style-name="T1">a. move salida<text:s text:c="3"/>/homes/user2</text:span></text:p>
      <text:p text:style-name="P1"><text:span text:style-name="T1">b. mv salida<text:s text:c="3"/>/home/user1/../user2</text:span></text:p>
      <text:p text:style-name="P1"><text:span text:style-name="T1">c. move salida<text:s text:c="3"/>/home/user1/../user2</text:span></text:p>
      <text:p text:style-name="P1"><text:span text:style-name="T1">d. Ninguna</text:span></text:p>
      <text:p text:style-name="P1"><text:span text:style-name="T1">e. mv -r salida<text:s text:c="3"/>../home//user2</text:span></text:p>
      <text:p text:style-name="P1"><text:span text:style-name="T1">Pregunta 3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El usuario user1<text:s text:c="2"/>desea cambiar los derechos de acceso a sus ficheros de la carpeta /home/user1 por: usuario lectura, escritura, ejecutable, grupo solo lectura y otros solo lectura</text:span></text:p>
      <text:p text:style-name="P1"><text:span text:style-name="T1"/></text:p>
      <text:p text:style-name="P1"><text:span text:style-name="T1"/></text:p>
      <text:p text:style-name="P1"><text:span text:style-name="T1">Seleccione una:</text:span></text:p>
      <text:p text:style-name="P1"><text:span text:style-name="T1">a. chmod<text:s text:c="2"/>0761<text:s text:c="4"/>*</text:span></text:p>
      <text:p text:style-name="P1"><text:span text:style-name="T1">b. chmod<text:s text:c="2"/>0744<text:s text:c="4"/>*</text:span></text:p>
      <text:p text:style-name="P1"><text:span text:style-name="T1">c. chmod<text:s text:c="2"/>0742<text:s text:c="4"/>*</text:span></text:p>
      <text:p text:style-name="P1"><text:span text:style-name="T1">d. chmod<text:s text:c="2"/>0743<text:s text:c="4"/>*</text:span></text:p>
      <text:p text:style-name="P1"><text:span text:style-name="T1">e. Ninguna</text:span></text:p>
      <text:p text:style-name="P1"><text:span text:style-name="T1">Pregunta 3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mo crear un enlace duro al fichero salida<text:s text:c="2"/>que se denomine salida1</text:span></text:p>
      <text:p text:style-name="P1"><text:span text:style-name="T1"/></text:p>
      <text:p text:style-name="P1"><text:span text:style-name="T1">Seleccione una:</text:span></text:p>
      <text:p text:style-name="P1"><text:span text:style-name="T1">a. Ninguna</text:span></text:p>
      <text:p text:style-name="P1"><text:span text:style-name="T1">b. ln -s salida salida1</text:span></text:p>
      <text:p text:style-name="P1"><text:span text:style-name="T1">c. link salida salida1</text:span></text:p>
      <text:p text:style-name="P1"><text:span text:style-name="T1">d. ln salida salida1</text:span></text:p>
      <text:p text:style-name="P1"><text:span text:style-name="T1">e. lm salida salida1</text:span></text:p>
      <text:p text:style-name="P1"><text:span text:style-name="T1">Pregunta 3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Visualizar los ficheros que<text:s text:c="2"/>comiencen por una letra a-p, los dos siguientes caracteres pueden ser cualquiera y el cuarto a de ser un número entre 5 y 9, o bien una letra mayúscula entre B o la P.</text:span></text:p>
      <text:p text:style-name="P1"><text:span text:style-name="T1"/></text:p>
      <text:p text:style-name="P1"><text:span text:style-name="T1">Seleccione una:</text:span></text:p>
      <text:p text:style-name="P1"><text:span text:style-name="T1">a. ls -l [a-z]*[5-9,B-P]*</text:span></text:p>
      <text:p text:style-name="P1"><text:span text:style-name="T1">b. ls<text:s text:c="2"/>-l *</text:span></text:p>
      <text:p text:style-name="P1"><text:span text:style-name="T1">c. Ninguna</text:span></text:p>
      <text:p text:style-name="P1"><text:span text:style-name="T1">d. ls -l [a-z]*[5-9][B-P]*</text:span></text:p>
      <text:p text:style-name="P1"><text:span text:style-name="T1">e. ls -l [a-p]??[5-9,B-P]*</text:span></text:p>
      <text:p text:style-name="P1"><text:span text:style-name="T1">Pregunta 3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User1 desea visualizar los procesos que se están ejecutando en todo el equipo</text:span></text:p>
      <text:p text:style-name="P1"><text:span text:style-name="T1"/></text:p>
      <text:p text:style-name="P1"><text:span text:style-name="T1"/></text:p>
      <text:p text:style-name="P1"><text:span text:style-name="T1">Seleccione una:</text:span></text:p>
      <text:p text:style-name="P1"><text:span text:style-name="T1">a. ps</text:span></text:p>
      <text:p text:style-name="P1"><text:span text:style-name="T1">b. Ninguna</text:span></text:p>
      <text:p text:style-name="P1"><text:span text:style-name="T1">c. pstree</text:span></text:p>
      <text:p text:style-name="P1"><text:span text:style-name="T1">d. top</text:span></text:p>
      <text:p text:style-name="P1"><text:span text:style-name="T1">e. ps<text:s text:c="2"/>aux</text:span></text:p>
      <text:p text:style-name="P1"><text:span text:style-name="T1">Pregunta 4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 desea matar un proceso con la UID 2139</text:span></text:p>
      <text:p text:style-name="P1"><text:span text:style-name="T1"/></text:p>
      <text:p text:style-name="P1"><text:span text:style-name="T1"/></text:p>
      <text:p text:style-name="P1"><text:span text:style-name="T1">Seleccione una:</text:span></text:p>
      <text:p text:style-name="P1"><text:span text:style-name="T1">a. Ninguna</text:span></text:p>
      <text:p text:style-name="P1"><text:span text:style-name="T1">b. kill 2139</text:span></text:p>
      <text:p text:style-name="P1"><text:span text:style-name="T1">c. kill -14<text:s text:c="4"/>2139</text:span></text:p>
      <text:p text:style-name="P1"><text:span text:style-name="T1">d. kill -9<text:s text:c="4"/>2139</text:span></text:p>
      <text:p text:style-name="P1"><text:span text:style-name="T1">e. taskkill<text:s text:c="2"/>2139</text:span></text:p>
      <text:p text:style-name="P1"><text:span text:style-name="T1">Pregunta 4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uál es el punto indicativo del sistema cuando se está trabajando como root, que variable de ambiente controla el cambio de prompt de usuario a root</text:span></text:p>
      <text:p text:style-name="P1"><text:span text:style-name="T1"/></text:p>
      <text:p text:style-name="P1"><text:span text:style-name="T1"/></text:p>
      <text:p text:style-name="P1"><text:span text:style-name="T1">Seleccione una:</text:span></text:p>
      <text:p text:style-name="P1"><text:span text:style-name="T1">a. Ninguna</text:span></text:p>
      <text:p text:style-name="P1"><text:span text:style-name="T1">b. # ,<text:s text:c="3"/>$</text:span></text:p>
      <text:p text:style-name="P1"><text:span text:style-name="T1">c. $, &gt;</text:span></text:p>
      <text:p text:style-name="P1"><text:span text:style-name="T1">d. &gt;<text:s text:c="2"/>,<text:s text:c="2"/>#</text:span></text:p>
      <text:p text:style-name="P1"><text:span text:style-name="T1">e. PS1, PS2</text:span></text:p>
      <text:p text:style-name="P1"><text:span text:style-name="T1">Pregunta 4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mo se pude visualizar el árbol con solo los directorios.</text:span></text:p>
      <text:p text:style-name="P1"><text:span text:style-name="T1"/></text:p>
      <text:p text:style-name="P1"><text:span text:style-name="T1"/></text:p>
      <text:p text:style-name="P1"><text:span text:style-name="T1">Seleccione una:</text:span></text:p>
      <text:p text:style-name="P1"><text:span text:style-name="T1">a. tree<text:s text:c="3"/>-a<text:s text:c="5"/>/</text:span></text:p>
      <text:p text:style-name="P1"><text:span text:style-name="T1">b. tree<text:s text:c="3"/>-f<text:s text:c="6"/>/</text:span></text:p>
      <text:p text:style-name="P1"><text:span text:style-name="T1">c. Ninguna</text:span></text:p>
      <text:p text:style-name="P1"><text:span text:style-name="T1">d. tree<text:s text:c="3"/>-g<text:s text:c="5"/>/</text:span></text:p>
      <text:p text:style-name="P1"><text:span text:style-name="T1">e. tree<text:s text:c="3"/>-d<text:s text:c="5"/>/</text:span></text:p>
      <text:p text:style-name="P1"><text:span text:style-name="T1">Pregunta 4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piar un ficheros tty* al directorio actual.</text:span></text:p>
      <text:p text:style-name="P1"><text:span text:style-name="T1"/></text:p>
      <text:p text:style-name="P1"><text:span text:style-name="T1"/></text:p>
      <text:p text:style-name="P1"><text:span text:style-name="T1">Seleccione una:</text:span></text:p>
      <text:p text:style-name="P1"><text:span text:style-name="T1">a. cp<text:s text:c="3"/>-r<text:s text:c="5"/>/etc/tty*<text:s text:c="3"/>*</text:span></text:p>
      <text:p text:style-name="P1"><text:span text:style-name="T1">b. Ninguna</text:span></text:p>
      <text:p text:style-name="P1"><text:span text:style-name="T1">c. cp<text:s text:c="3"/>-r<text:s text:c="5"/>/etc/tty*<text:s text:c="4"/></text:span></text:p>
      <text:p text:style-name="P1"><text:span text:style-name="T1">d. cp<text:s text:c="3"/>-r<text:s text:c="5"/>/etc/tty*<text:s text:c="3"/>.actual</text:span></text:p>
      <text:p text:style-name="P1"><text:span text:style-name="T1">e. cp<text:s text:c="2"/>-r<text:s text:c="5"/>/etc/tty*<text:s text:c="3"/>.</text:span></text:p>
      <text:p text:style-name="P1"><text:span text:style-name="T1">Pregunta 4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a orden que permite establecer ordenación en pantalla, usando tuberías o pipes.</text:span></text:p>
      <text:p text:style-name="P1"><text:span text:style-name="T1"/></text:p>
      <text:p text:style-name="P1"><text:span text:style-name="T1">Seleccione una:</text:span></text:p>
      <text:p text:style-name="P1"><text:span text:style-name="T1">a. Ninguna</text:span></text:p>
      <text:p text:style-name="P1"><text:span text:style-name="T1">b. sort</text:span></text:p>
      <text:p text:style-name="P1"><text:span text:style-name="T1">c. fgrep</text:span></text:p>
      <text:p text:style-name="P1"><text:span text:style-name="T1">d. egrep</text:span></text:p>
      <text:p text:style-name="P1"><text:span text:style-name="T1">e. grep</text:span></text:p>
      <text:p text:style-name="P1"><text:span text:style-name="T1">Pregunta 4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Mostrar los primeros<text:s text:c="2"/>10 bytes, formados por los caracteres<text:s text:c="2"/>de un fichero de texto, se utiliza.</text:span></text:p>
      <text:p text:style-name="P1"><text:span text:style-name="T1"/></text:p>
      <text:p text:style-name="P1"><text:span text:style-name="T1"/></text:p>
      <text:p text:style-name="P1"><text:span text:style-name="T1">Seleccione una:</text:span></text:p>
      <text:p text:style-name="P1"><text:span text:style-name="T1">a. tail</text:span></text:p>
      <text:p text:style-name="P1"><text:span text:style-name="T1">b. Ninguna</text:span></text:p>
      <text:p text:style-name="P1"><text:span text:style-name="T1">c. wc</text:span></text:p>
      <text:p text:style-name="P1"><text:span text:style-name="T1">d. grep</text:span></text:p>
      <text:p text:style-name="P1"><text:span text:style-name="T1">e. head</text:span></text:p>
      <text:p text:style-name="P1"><text:span text:style-name="T1">Pregunta 4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a orden que permite visualizar los últimos 100 bytes, representando sus<text:s text:c="2"/>caracteres del fichero.</text:span></text:p>
      <text:p text:style-name="P1"><text:span text:style-name="T1"/></text:p>
      <text:p text:style-name="P1"><text:span text:style-name="T1"/></text:p>
      <text:p text:style-name="P1"><text:span text:style-name="T1">Seleccione una:</text:span></text:p>
      <text:p text:style-name="P1"><text:span text:style-name="T1">a. tail</text:span></text:p>
      <text:p text:style-name="P1"><text:span text:style-name="T1">b. head</text:span></text:p>
      <text:p text:style-name="P1"><text:span text:style-name="T1">c. Ninguna</text:span></text:p>
      <text:p text:style-name="P1"><text:span text:style-name="T1">d. grep</text:span></text:p>
      <text:p text:style-name="P1"><text:span text:style-name="T1">e. wc</text:span></text:p>
      <text:p text:style-name="P1"><text:span text:style-name="T1">Pregunta 4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a orden que permite buscar un patrón en cada fichero o en la entrada</text:span></text:p>
      <text:p text:style-name="P1"><text:span text:style-name="T1"/></text:p>
      <text:p text:style-name="P1"><text:span text:style-name="T1"/></text:p>
      <text:p text:style-name="P1"><text:span text:style-name="T1"/></text:p>
      <text:p text:style-name="P1"><text:span text:style-name="T1">Seleccione una:</text:span></text:p>
      <text:p text:style-name="P1"><text:span text:style-name="T1">a. wc</text:span></text:p>
      <text:p text:style-name="P1"><text:span text:style-name="T1">b. tail</text:span></text:p>
      <text:p text:style-name="P1"><text:span text:style-name="T1">c. Ninguna</text:span></text:p>
      <text:p text:style-name="P1"><text:span text:style-name="T1">d. grep</text:span></text:p>
      <text:p text:style-name="P1"><text:span text:style-name="T1">e. head</text:span></text:p>
      <text:p text:style-name="P1"><text:span text:style-name="T1">Pregunta 4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a orden que permite comprimir un archivo</text:span></text:p>
      <text:p text:style-name="P1"><text:span text:style-name="T1"/></text:p>
      <text:p text:style-name="P1"><text:span text:style-name="T1">Seleccione una:</text:span></text:p>
      <text:p text:style-name="P1"><text:span text:style-name="T1">a. tar</text:span></text:p>
      <text:p text:style-name="P1"><text:span text:style-name="T1">b. Ninguna de las anteriores</text:span></text:p>
      <text:p text:style-name="P1"><text:span text:style-name="T1">c. zcat</text:span></text:p>
      <text:p text:style-name="P1"><text:span text:style-name="T1">d. bzip2</text:span></text:p>
      <text:p text:style-name="P1"><text:span text:style-name="T1">e. gzip</text:span></text:p>
      <text:p text:style-name="P1"><text:span text:style-name="T1">Pregunta 4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orden permite comprimir un archivo</text:span></text:p>
      <text:p text:style-name="P1"><text:span text:style-name="T1"/></text:p>
      <text:p text:style-name="P1"><text:span text:style-name="T1">Seleccione una:</text:span></text:p>
      <text:p text:style-name="P1"><text:span text:style-name="T1">a. gzip</text:span></text:p>
      <text:p text:style-name="P1"><text:span text:style-name="T1">b. Ninguna</text:span></text:p>
      <text:p text:style-name="P1"><text:span text:style-name="T1">c. bar</text:span></text:p>
      <text:p text:style-name="P1"><text:span text:style-name="T1">d. unzip</text:span></text:p>
      <text:p text:style-name="P1"><text:span text:style-name="T1">e. bhzip</text:span></text:p>
      <text:p text:style-name="P1"><text:span text:style-name="T1">Pregunta 5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orden permite borrar la pantalla</text:span></text:p>
      <text:p text:style-name="P1"><text:span text:style-name="T1"/></text:p>
      <text:p text:style-name="P1"><text:span text:style-name="T1">Seleccione una:</text:span></text:p>
      <text:p text:style-name="P1"><text:span text:style-name="T1">a. clear</text:span></text:p>
      <text:p text:style-name="P1"><text:span text:style-name="T1">b. clear screen</text:span></text:p>
      <text:p text:style-name="P1"><text:span text:style-name="T1">c. Ninguna</text:span></text:p>
      <text:p text:style-name="P1"><text:span text:style-name="T1">d. cls</text:span></text:p>
      <text:p text:style-name="P1"><text:span text:style-name="T1">e. clears</text:span></text:p>
      <text:p text:style-name="P1"><text:span text:style-name="T1">Pregunta 5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la orden que permite un sistema de gestión de paquetes de software basados en Debian, Ubuntu</text:span></text:p>
      <text:p text:style-name="P1"><text:span text:style-name="T1"/></text:p>
      <text:p text:style-name="P1"><text:span text:style-name="T1"/></text:p>
      <text:p text:style-name="P1"><text:span text:style-name="T1">Seleccione una:</text:span></text:p>
      <text:p text:style-name="P1"><text:span text:style-name="T1">a. get-apt</text:span></text:p>
      <text:p text:style-name="P1"><text:span text:style-name="T1">b. apt, apt-get</text:span></text:p>
      <text:p text:style-name="P1"><text:span text:style-name="T1">c. Ninguna</text:span></text:p>
      <text:p text:style-name="P1"><text:span text:style-name="T1">d. apt, apt-gets</text:span></text:p>
      <text:p text:style-name="P1"><text:span text:style-name="T1">e. get-apts</text:span></text:p>
      <text:p text:style-name="P1"><text:span text:style-name="T1">Pregunta 5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la orden que permite visualizar el usuario que ha iniciado la sesión.</text:span></text:p>
      <text:p text:style-name="P1"><text:span text:style-name="T1"/></text:p>
      <text:p text:style-name="P1"><text:span text:style-name="T1">o<text:s text:c="3"/>ud</text:span></text:p>
      <text:p text:style-name="P1"><text:span text:style-name="T1"/></text:p>
      <text:p text:style-name="P1"><text:span text:style-name="T1"/></text:p>
      <text:p text:style-name="P1"><text:span text:style-name="T1">Seleccione una:</text:span></text:p>
      <text:p text:style-name="P1"><text:span text:style-name="T1">a. Ninguna</text:span></text:p>
      <text:p text:style-name="P1"><text:span text:style-name="T1">b. du</text:span></text:p>
      <text:p text:style-name="P1"><text:span text:style-name="T1">c. user</text:span></text:p>
      <text:p text:style-name="P1"><text:span text:style-name="T1">d. id</text:span></text:p>
      <text:p text:style-name="P1"><text:span text:style-name="T1">e. df</text:span></text:p>
      <text:p text:style-name="P1"><text:span text:style-name="T1">Pregunta 5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la opción que referencia la orden que puede matar un proceso</text:span></text:p>
      <text:p text:style-name="P1"><text:span text:style-name="T1"/></text:p>
      <text:p text:style-name="P1"><text:span text:style-name="T1">Seleccione una:</text:span></text:p>
      <text:p text:style-name="P1"><text:span text:style-name="T1">a. Todas las opciones</text:span></text:p>
      <text:p text:style-name="P1"><text:span text:style-name="T1">b. kill</text:span></text:p>
      <text:p text:style-name="P1"><text:span text:style-name="T1">c. top</text:span></text:p>
      <text:p text:style-name="P1"><text:span text:style-name="T1">d. killall</text:span></text:p>
      <text:p text:style-name="P1"><text:span text:style-name="T1">e. Ninguna</text:span></text:p>
      <text:p text:style-name="P1"><text:span text:style-name="T1">Pregunta 5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que realiza la siguiente orden</text:span></text:p>
      <text:p text:style-name="P1"><text:span text:style-name="T1"/></text:p>
      <text:p text:style-name="P1"><text:span text:style-name="T1"># history</text:span></text:p>
      <text:p text:style-name="P1"><text:span text:style-name="T1"/></text:p>
      <text:p text:style-name="P1"><text:span text:style-name="T1"/></text:p>
      <text:p text:style-name="P1"><text:span text:style-name="T1">Seleccione una:</text:span></text:p>
      <text:p text:style-name="P1"><text:span text:style-name="T1">a. Visualizar el histórico de órdenes ejecutadas en el Shell</text:span></text:p>
      <text:p text:style-name="P1"><text:span text:style-name="T1">b. Visualizar las órdenes ejecutadas<text:s text:c="2"/>en el Shell</text:span></text:p>
      <text:p text:style-name="P1"><text:span text:style-name="T1">c. Visualizar la cola de programas en ejecución</text:span></text:p>
      <text:p text:style-name="P1"><text:span text:style-name="T1">d. Ninguna</text:span></text:p>
      <text:p text:style-name="P1"><text:span text:style-name="T1">e. Visualizar los programas en ejecución</text:span></text:p>
      <text:p text:style-name="P1"><text:span text:style-name="T1">Pregunta 5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Al realizar la ejecución de la siguiente orden</text:span></text:p>
      <text:p text:style-name="P1"><text:span text:style-name="T1"/></text:p>
      <text:p text:style-name="P1"><text:span text:style-name="T1">baldo@svrubumv:~$ set</text:span></text:p>
      <text:p text:style-name="P1"><text:span text:style-name="T1"/></text:p>
      <text:p text:style-name="P1"><text:span text:style-name="T1">Seleccione una:</text:span></text:p>
      <text:p text:style-name="P1"><text:span text:style-name="T1">a. Visualiza las variables de ambiente</text:span></text:p>
      <text:p text:style-name="P1"><text:span text:style-name="T1">b.<text:s text:c="2"/>Visualiza las variables de entorno</text:span></text:p>
      <text:p text:style-name="P1"><text:span text:style-name="T1">c. Visualiza las variables definidas, en el sistema</text:span></text:p>
      <text:p text:style-name="P1"><text:span text:style-name="T1">d. Todas las opciones</text:span></text:p>
      <text:p text:style-name="P1"><text:span text:style-name="T1">e. Ninguna </text:span></text:p>
      <text:p text:style-name="P1"><text:span text:style-name="T1">Pregunta 5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realiza la siguientes orden ?</text:span></text:p>
      <text:p text:style-name="P1"><text:span text:style-name="T1"/></text:p>
      <text:p text:style-name="P1"><text:span text:style-name="T1">$ unset DATOS</text:span></text:p>
      <text:p text:style-name="P1"><text:span text:style-name="T1"/></text:p>
      <text:p text:style-name="P1"><text:span text:style-name="T1"/></text:p>
      <text:p text:style-name="P1"><text:span text:style-name="T1"/></text:p>
      <text:p text:style-name="P1"><text:span text:style-name="T1">Seleccione una:</text:span></text:p>
      <text:p text:style-name="P1"><text:span text:style-name="T1">a. Visualiza las variables definidas, en el sistema</text:span></text:p>
      <text:p text:style-name="P1"><text:span text:style-name="T1">b.<text:s text:c="2"/>Cancela la variable de ambiente</text:span></text:p>
      <text:p text:style-name="P1"><text:span text:style-name="T1">c. Borra la variable de entorno</text:span></text:p>
      <text:p text:style-name="P1"><text:span text:style-name="T1">d. Establece<text:s text:c="2"/>la reasignación de la variable DATOS</text:span></text:p>
      <text:p text:style-name="P1"><text:span text:style-name="T1">Pregunta 5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la respuesta válida<text:s text:c="2"/>de la definición de alias.</text:span></text:p>
      <text:p text:style-name="P1"><text:span text:style-name="T1"/></text:p>
      <text:p text:style-name="P1"><text:span text:style-name="T1">Seleccione una:</text:span></text:p>
      <text:p text:style-name="P1"><text:span text:style-name="T1">a. alias mio=ls -l</text:span></text:p>
      <text:p text:style-name="P1"><text:span text:style-name="T1">b. alias<text:s text:c="2"/>mio='ls -l'</text:span></text:p>
      <text:p text:style-name="P1"><text:span text:style-name="T1">c. Ninguna</text:span></text:p>
      <text:p text:style-name="P1"><text:span text:style-name="T1">d. alias<text:s text:c="2"/>mio="ls<text:s text:c="2"/>-l`</text:span></text:p>
      <text:p text:style-name="P1"><text:span text:style-name="T1">e. alias mio=`ls -l`</text:span></text:p>
      <text:p text:style-name="P1"><text:span text:style-name="T1">Pregunta 5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Para que sirve el alias en Linux</text:span></text:p>
      <text:p text:style-name="P1"><text:span text:style-name="T1"/></text:p>
      <text:p text:style-name="P1"><text:span text:style-name="T1">Seleccione una:</text:span></text:p>
      <text:p text:style-name="P1"><text:span text:style-name="T1">a. Ninguna</text:span></text:p>
      <text:p text:style-name="P1"><text:span text:style-name="T1">b. Permite definir apodos de fácil acceso.</text:span></text:p>
      <text:p text:style-name="P1"><text:span text:style-name="T1">c. Permite establecer una orden a un nombre</text:span></text:p>
      <text:p text:style-name="P1"><text:span text:style-name="T1">d. Permite establecer asignaciones de cadenas a nombres</text:span></text:p>
      <text:p text:style-name="P1"><text:span text:style-name="T1">e. Permite establecer un nombre a una orden</text:span></text:p>
      <text:p text:style-name="P1"><text:span text:style-name="T1">Pregunta 5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es una variable de entorno?</text:span></text:p>
      <text:p text:style-name="P1"><text:span text:style-name="T1"/></text:p>
      <text:p text:style-name="P1"><text:span text:style-name="T1">Seleccione una:</text:span></text:p>
      <text:p text:style-name="P1"><text:span text:style-name="T1">a. Todas las afirmaciones son correctas</text:span></text:p>
      <text:p text:style-name="P1"><text:span text:style-name="T1">b. Ninguna</text:span></text:p>
      <text:p text:style-name="P1"><text:span text:style-name="T1">c. Es un nombre en mayúsculas</text:span></text:p>
      <text:p text:style-name="P1"><text:span text:style-name="T1">d. Variables que permiten la configuración por defecto a muchos programas, usados por el propio Shell</text:span></text:p>
      <text:p text:style-name="P1"><text:span text:style-name="T1">e. Es una porción de memoria en el que guardamos un valor</text:span></text:p>
      <text:p text:style-name="P1"><text:span text:style-name="T1">Pregunta 6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r cuales son variables de entorno</text:span></text:p>
      <text:p text:style-name="P1"><text:span text:style-name="T1"/></text:p>
      <text:p text:style-name="P1"><text:span text:style-name="T1">Seleccione una:</text:span></text:p>
      <text:p text:style-name="P1"><text:span text:style-name="T1">a. VAR, PROMPT, COLOR_LS</text:span></text:p>
      <text:p text:style-name="P1"><text:span text:style-name="T1">b. PS1, PS2, HOSTNAME, USER</text:span></text:p>
      <text:p text:style-name="P1"><text:span text:style-name="T1">c. APPEND, NAMES, SET</text:span></text:p>
      <text:p text:style-name="P1"><text:span text:style-name="T1">d. HOME, PATH, SHELL</text:span></text:p>
      <text:p text:style-name="P1"><text:span text:style-name="T1">e. Ninguna</text:span></text:p>
      <text:p text:style-name="P1"><text:span text:style-name="T1">Pregunta 61</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Como podemos acceder al valor de una variable de ambiente, tiene que estar precedida por uno de estos símbolos</text:span></text:p>
      <text:p text:style-name="P1"><text:span text:style-name="T1"/></text:p>
      <text:p text:style-name="P1"><text:span text:style-name="T1">Seleccione una:</text:span></text:p>
      <text:p text:style-name="P1"><text:span text:style-name="T1">a. $</text:span></text:p>
      <text:p text:style-name="P1"><text:span text:style-name="T1">b. @</text:span></text:p>
      <text:p text:style-name="P1"><text:span text:style-name="T1">c. %</text:span></text:p>
      <text:p text:style-name="P1"><text:span text:style-name="T1">d. Ninguna</text:span></text:p>
      <text:p text:style-name="P1"><text:span text:style-name="T1">e. #</text:span></text:p>
      <text:p text:style-name="P1"><text:span text:style-name="T1">Pregunta 62</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Para que sirve la orden top</text:span></text:p>
      <text:p text:style-name="P1"><text:span text:style-name="T1"/></text:p>
      <text:p text:style-name="P1"><text:span text:style-name="T1">Seleccione una:</text:span></text:p>
      <text:p text:style-name="P1"><text:span text:style-name="T1">a. Ninguno</text:span></text:p>
      <text:p text:style-name="P1"><text:span text:style-name="T1">b. Para visualizar los procesos, en sus estados</text:span></text:p>
      <text:p text:style-name="P1"><text:span text:style-name="T1">c. Para visualizar los procesos en memoria</text:span></text:p>
      <text:p text:style-name="P1"><text:span text:style-name="T1">d. Todas las afirmaciones son correctas</text:span></text:p>
      <text:p text:style-name="P1"><text:span text:style-name="T1">e. Para visualizar el contenido en ejecución</text:span></text:p>
      <text:p text:style-name="P1"><text:span text:style-name="T1">Pregunta 63</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Pasar un proceso de primer plano a segundo plano. Se llama uno</text:span></text:p>
      <text:p text:style-name="P1"><text:span text:style-name="T1"/></text:p>
      <text:p text:style-name="P1"><text:span text:style-name="T1">Seleccione una:</text:span></text:p>
      <text:p text:style-name="P1"><text:span text:style-name="T1">a. pg uno</text:span></text:p>
      <text:p text:style-name="P1"><text:span text:style-name="T1">b. fg<text:s text:c="2"/>uno</text:span></text:p>
      <text:p text:style-name="P1"><text:span text:style-name="T1">c. bg uno</text:span></text:p>
      <text:p text:style-name="P1"><text:span text:style-name="T1">d. Ninguna</text:span></text:p>
      <text:p text:style-name="P1"><text:span text:style-name="T1">e. fp uno</text:span></text:p>
      <text:p text:style-name="P1"><text:span text:style-name="T1">Pregunta 64</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Qué realiza la siguiente orden<text:s text:c="4"/>sleep<text:s text:c="2"/>20<text:s text:c="2"/>&amp;<text:s text:c="2"/>?</text:span></text:p>
      <text:p text:style-name="P1"><text:span text:style-name="T1"/></text:p>
      <text:p text:style-name="P1"><text:span text:style-name="T1">Seleccione una:</text:span></text:p>
      <text:p text:style-name="P1"><text:span text:style-name="T1">a. Lanza un proceso cuya duración es de 200 minutos</text:span></text:p>
      <text:p text:style-name="P1"><text:span text:style-name="T1">b. Lanza un proceso cuya duración es de 200 milisegundos</text:span></text:p>
      <text:p text:style-name="P1"><text:span text:style-name="T1">c. Ninguna</text:span></text:p>
      <text:p text:style-name="P1"><text:span text:style-name="T1">d. Lanza un proceso cuya duración es de 200 segundos</text:span></text:p>
      <text:p text:style-name="P1"><text:span text:style-name="T1">e. Lanza un proceso cuya duración es de 200 minutos</text:span></text:p>
      <text:p text:style-name="P1"><text:span text:style-name="T1">Pregunta 65</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La orden jobs se utiliza para</text:span></text:p>
      <text:p text:style-name="P1"><text:span text:style-name="T1"/></text:p>
      <text:p text:style-name="P1"><text:span text:style-name="T1"/></text:p>
      <text:p text:style-name="P1"><text:span text:style-name="T1">Seleccione una:</text:span></text:p>
      <text:p text:style-name="P1"><text:span text:style-name="T1">a. Listar los trabajos que hemos lanzado en el sistema</text:span></text:p>
      <text:p text:style-name="P1"><text:span text:style-name="T1">b. Ninguno respuesta es correcta</text:span></text:p>
      <text:p text:style-name="P1"><text:span text:style-name="T1">c. Ninguna opción </text:span></text:p>
      <text:p text:style-name="P1"><text:span text:style-name="T1">d. Listar los procesos que se encuentran activos</text:span></text:p>
      <text:p text:style-name="P1"><text:span text:style-name="T1">e. Para visualizar los trabajos y procesos</text:span></text:p>
      <text:p text:style-name="P1"><text:span text:style-name="T1">Pregunta 66</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elecciona la respuesta que describa la sintaxis del comando ALIAS, teniendo en cuenta que c1 y c2 son cadenas de caracteres</text:span></text:p>
      <text:p text:style-name="P1"><text:span text:style-name="T1"/></text:p>
      <text:p text:style-name="P1"><text:span text:style-name="T1">Seleccione una:</text:span></text:p>
      <text:p text:style-name="P1"><text:span text:style-name="T1">a. alias c1 c2</text:span></text:p>
      <text:p text:style-name="P1"><text:span text:style-name="T1">b. Ninguna</text:span></text:p>
      <text:p text:style-name="P1"><text:span text:style-name="T1">c. c1 = alias c2</text:span></text:p>
      <text:p text:style-name="P1"><text:span text:style-name="T1">d. alias c1=c2</text:span></text:p>
      <text:p text:style-name="P1"><text:span text:style-name="T1">e. alias = c1 c2</text:span></text:p>
      <text:p text:style-name="P1"><text:span text:style-name="T1">Pregunta 67</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tenemos un alias de nombre “dir”, selecciona la orden que lo elimina</text:span></text:p>
      <text:p text:style-name="P1"><text:span text:style-name="T1"/></text:p>
      <text:p text:style-name="P1"><text:span text:style-name="T1">Seleccione una:</text:span></text:p>
      <text:p text:style-name="P1"><text:span text:style-name="T1">a. unialias dir</text:span></text:p>
      <text:p text:style-name="P1"><text:span text:style-name="T1">b. alias dir=</text:span></text:p>
      <text:p text:style-name="P1"><text:span text:style-name="T1">c. unalias dir=' '</text:span></text:p>
      <text:p text:style-name="P1"><text:span text:style-name="T1">d. Ninguna</text:span></text:p>
      <text:p text:style-name="P1"><text:span text:style-name="T1">e. unalias dir</text:span></text:p>
      <text:p text:style-name="P1"><text:span text:style-name="T1">Pregunta 68</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deseamos mostrar en pantalla todos los alias que existen en el momento actual, selecciona la orden correcta</text:span></text:p>
      <text:p text:style-name="P1"><text:span text:style-name="T1"/></text:p>
      <text:p text:style-name="P1"><text:span text:style-name="T1"/></text:p>
      <text:p text:style-name="P1"><text:span text:style-name="T1">Seleccione una:</text:span></text:p>
      <text:p text:style-name="P1"><text:span text:style-name="T1">a. Ninguna </text:span></text:p>
      <text:p text:style-name="P1"><text:span text:style-name="T1">b. alias</text:span></text:p>
      <text:p text:style-name="P1"><text:span text:style-name="T1">c. alias all</text:span></text:p>
      <text:p text:style-name="P1"><text:span text:style-name="T1">d. ls<text:s text:c="2"/>alias</text:span></text:p>
      <text:p text:style-name="P1"><text:span text:style-name="T1">e. setalias</text:span></text:p>
      <text:p text:style-name="P1"><text:span text:style-name="T1">Pregunta 69</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deseamos mostrar en pantalla todas las variables de entorno, que contengan en su nombre los caracteres “user”. ¿Qué orden introducirías?</text:span></text:p>
      <text:p text:style-name="P1"><text:span text:style-name="T1"/></text:p>
      <text:p text:style-name="P1"><text:span text:style-name="T1"/></text:p>
      <text:p text:style-name="P1"><text:span text:style-name="T1">Seleccione una:</text:span></text:p>
      <text:p text:style-name="P1"><text:span text:style-name="T1">a. var|grep user</text:span></text:p>
      <text:p text:style-name="P1"><text:span text:style-name="T1">b. NInguna</text:span></text:p>
      <text:p text:style-name="P1"><text:span text:style-name="T1">c. unset|find user</text:span></text:p>
      <text:p text:style-name="P1"><text:span text:style-name="T1">d. set|grep user</text:span></text:p>
      <text:p text:style-name="P1"><text:span text:style-name="T1">e. alias|sort “user”</text:span></text:p>
      <text:p text:style-name="P1"><text:span text:style-name="T1">Pregunta 70</text:span></text:p>
      <text:p text:style-name="P1"><text:span text:style-name="T1">Finalizado</text:span></text:p>
      <text:p text:style-name="P1"><text:span text:style-name="T1">Puntúa como 1,00</text:span></text:p>
      <text:p text:style-name="P1"><text:span text:style-name="T1">No marcadasMarcar pregunta</text:span></text:p>
      <text:p text:style-name="P1"><text:span text:style-name="T1">Enunciado de la pregunta</text:span></text:p>
      <text:p text:style-name="P1"><text:span text:style-name="T1">Si deseamos empaquetar todos los archivos del directorio actual, en un archivo llamado “paquete.tar”, selecciona la respuesta correcta</text:span></text:p>
      <text:p text:style-name="P1"><text:span text:style-name="T1"/></text:p>
      <text:p text:style-name="P1"><text:span text:style-name="T1">Seleccione una:</text:span></text:p>
      <text:p text:style-name="P1"><text:span text:style-name="T1">a. tar<text:s/></text:span><text:span text:style-name="T2">–xvf paquete.tar ./*</text:span></text:p>
      <text:p text:style-name="P1"><text:span text:style-name="T2">b. tar –cv paquete.tar ./*</text:span></text:p>
      <text:p text:style-name="P1"><text:span text:style-name="T2">c. tar –cvf paquete.tar ./*</text:span></text:p>
      <text:p text:style-name="P1"><text:span text:style-name="T2">d. tar –xv paquete.tar ./*</text:span></text:p>
      <text:p text:style-name="P1"><text:span text:style-name="T2">e. Ninguna</text:span></text:p>
      <text:p text:style-name="P1"><text:span text:style-name="T2">Pregunta 71</text:span></text:p>
      <text:p text:style-name="P1"><text:span text:style-name="T2">Finalizado</text:span></text:p>
      <text:p text:style-name="P1"><text:span text:style-name="T2">Punt</text:span><text:span text:style-name="T3">úa como 1,00</text:span></text:p>
      <text:p text:style-name="P1"><text:span text:style-name="T3">No marcadasMarcar pregunta</text:span></text:p>
      <text:p text:style-name="P1"><text:span text:style-name="T3">Enunciado de la pregunta</text:span></text:p>
      <text:p text:style-name="P1"><text:span text:style-name="T3">Selecciona la respuesta correcta</text:span></text:p>
      <text:p text:style-name="P1"><text:span text:style-name="T3"/></text:p>
      <text:p text:style-name="P1"><text:span text:style-name="T3">Seleccione una:</text:span></text:p>
      <text:p text:style-name="P1"><text:span text:style-name="T3">a. La orden tar solo permite comprimir ficheros y directorios, pero no permite compactar ni descompactar</text:span></text:p>
      <text:p text:style-name="P1"><text:span text:style-name="T3">b. El comando “tar” empaqueta o desempaqueta archivos y directorios, pero no tiene la opción de comprimirlos o descomprimirlos</text:span></text:p>
      <text:p text:style-name="P1"><text:span text:style-name="T3">c. El comando “gzip” es ser usado para comprimir y descomprimir archivos y/o directorios, pero también permite empaquetarlos haciendo uso de la opción -t</text:span></text:p>
      <text:p text:style-name="P1"><text:span text:style-name="T3">d. El comando “tar” con la opción -z empaqueta archivos y directorios, y comprime el resultado haciendo uso (internamente) del comando “gzip”</text:span></text:p>
      <text:p text:style-name="P1"><text:span text:style-name="T3">Pregunta 72</text:span></text:p>
      <text:p text:style-name="P1"><text:span text:style-name="T3">Finalizado</text:span></text:p>
      <text:p text:style-name="P1"><text:span text:style-name="T3">Puntúa como 1,00</text:span></text:p>
      <text:p text:style-name="P1"><text:span text:style-name="T3">No marcadasMarcar pregunta</text:span></text:p>
      <text:p text:style-name="P1"><text:span text:style-name="T3">Enunciado de la pregunta</text:span></text:p>
      <text:p text:style-name="P1"><text:span text:style-name="T3">Si deseamos desempaquetar el archivo “paquete.tar”, y extraer su contenido en el directorio actual, selecciona la respuesta correcta</text:span></text:p>
      <text:p text:style-name="P1"><text:span text:style-name="T3"/></text:p>
      <text:p text:style-name="P1"><text:span text:style-name="T3">Seleccione una:</text:span></text:p>
      <text:p text:style-name="P1"><text:span text:style-name="T3">a. tar<text:s/></text:span><text:span text:style-name="T4">–xvf paquete.tar</text:span></text:p>
      <text:p text:style-name="P1"><text:span text:style-name="T4">b. tar –cvf paquete.tar</text:span></text:p>
      <text:p text:style-name="P1"><text:span text:style-name="T4">c. tar –cv paquete.tar</text:span></text:p>
      <text:p text:style-name="P1"><text:span text:style-name="T4">d.</text:span></text:p>
      <text:p text:style-name="P1"><text:span text:style-name="T4">tar –xv paquete.tar</text:span></text:p>
      <text:p text:style-name="P1"><text:span text:style-name="T4">e. Ninguna</text:span></text:p>
      <text:p text:style-name="P1"><text:span text:style-name="T4">Pregunta 73</text:span></text:p>
      <text:p text:style-name="P1"><text:span text:style-name="T4">Finalizado</text:span></text:p>
      <text:p text:style-name="P1"><text:span text:style-name="T4">Punt</text:span><text:span text:style-name="T5">úa como 3,00</text:span></text:p>
      <text:p text:style-name="P1"><text:span text:style-name="T5">No marcadasMarcar pregunta</text:span></text:p>
      <text:p text:style-name="P1"><text:span text:style-name="T5">Enunciado de la pregunta</text:span></text:p>
      <text:p text:style-name="P1"><text:span text:style-name="T5">¿Qué contiene el fichero /etc/fstab?</text:span></text:p>
      <text:p text:style-name="P1"><text:span text:style-name="T5"/></text:p>
      <text:p text:style-name="P1"><text:span text:style-name="T5">En este fichero nos encontramos montada la swap.img y, si el usuario ha montado una partición .swap se montará en este directorio para que se monte junto con el inicio del equipo.</text:span></text:p>
      <text:p text:style-name="P1"><text:span text:style-name="T5"/></text:p>
      <text:p text:style-name="P1"><text:span text:style-name="T5">Pregunta 74</text:span></text:p>
      <text:p text:style-name="P1"><text:span text:style-name="T5">Finalizado</text:span></text:p>
      <text:p text:style-name="P1"><text:span text:style-name="T5">Puntúa como 2,00</text:span></text:p>
      <text:p text:style-name="P1"><text:span text:style-name="T5">No marcadasMarcar pregunta</text:span></text:p>
      <text:p text:style-name="P1"><text:span text:style-name="T5">Enunciado de la pregunta</text:span></text:p>
      <text:p text:style-name="P1"><text:span text:style-name="T5">¿Qué se crea en la carpeta /home?</text:span></text:p>
      <text:p text:style-name="P1"><text:span text:style-name="T5"/></text:p>
      <text:p text:style-name="P1"><text:span text:style-name="T5"/></text:p>
      <text:p text:style-name="P1"><text:span text:style-name="T5">Los directorios de trabajo de los usuarios. Ej. home/alumno /home/juanm</text:span></text:p>
      <text:p text:style-name="P1"><text:span text:style-name="T5"/></text:p>
      <text:p text:style-name="P1"><text:span text:style-name="T5">Pregunta 75</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omo visualizar las consolas que se encuentran abiertas en este momento</text:span></text:p>
      <text:p text:style-name="P1"><text:span text:style-name="T5"/></text:p>
      <text:p text:style-name="P1"><text:span text:style-name="T5"/></text:p>
      <text:p text:style-name="P1"><text:span text:style-name="T5">Respuesta: </text:span></text:p>
      <text:p text:style-name="P1"><text:span text:style-name="T5">w</text:span></text:p>
      <text:p text:style-name="P1"><text:span text:style-name="T5">Pregunta 76</text:span></text:p>
      <text:p text:style-name="P1"><text:span text:style-name="T5">Finalizado</text:span></text:p>
      <text:p text:style-name="P1"><text:span text:style-name="T5">Puntúa como 2,00</text:span></text:p>
      <text:p text:style-name="P1"><text:span text:style-name="T5">No marcadasMarcar pregunta</text:span></text:p>
      <text:p text:style-name="P1"><text:span text:style-name="T5">Enunciado de la pregunta</text:span></text:p>
      <text:p text:style-name="P1"><text:span text:style-name="T5">¿Qué realizar la siguiente orden?<text:s text:c="3"/>cd<text:s text:c="2"/>$HOME</text:span></text:p>
      <text:p text:style-name="P1"><text:span text:style-name="T5"/></text:p>
      <text:p text:style-name="P1"><text:span text:style-name="T5"/></text:p>
      <text:p text:style-name="P1"><text:span text:style-name="T5">Nos lleva al directorio de trabajo por defecto del usuario.</text:span></text:p>
      <text:p text:style-name="P1"><text:span text:style-name="T5"/></text:p>
      <text:p text:style-name="P1"><text:span text:style-name="T5">Pregunta 77</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rear un grupo de trabajo que se llame aprobado,<text:s text:c="2"/>usando orden no un script</text:span></text:p>
      <text:p text:style-name="P1"><text:span text:style-name="T5"/></text:p>
      <text:p text:style-name="P1"><text:span text:style-name="T5"/></text:p>
      <text:p text:style-name="P1"><text:span text:style-name="T5">groupadd aprobado</text:span></text:p>
      <text:p text:style-name="P1"><text:span text:style-name="T5"/></text:p>
      <text:p text:style-name="P1"><text:span text:style-name="T5">Pregunta 78</text:span></text:p>
      <text:p text:style-name="P1"><text:span text:style-name="T5">Finalizado</text:span></text:p>
      <text:p text:style-name="P1"><text:span text:style-name="T5">Puntúa como 2,00</text:span></text:p>
      <text:p text:style-name="P1"><text:span text:style-name="T5">No marcadasMarcar pregunta</text:span></text:p>
      <text:p text:style-name="P1"><text:span text:style-name="T5">Enunciado de la pregunta</text:span></text:p>
      <text:p text:style-name="P1"><text:span text:style-name="T5">Escribir la orden para bloquear la cuenta del usuario<text:s text:c="2"/>juan</text:span></text:p>
      <text:p text:style-name="P1"><text:span text:style-name="T5">usermod -L juan</text:span></text:p>
      <text:p text:style-name="P1"><text:span text:style-name="T5"/></text:p>
      <text:p text:style-name="P1"><text:span text:style-name="T5">Pregunta 79</text:span></text:p>
      <text:p text:style-name="P1"><text:span text:style-name="T5">Finalizado</text:span></text:p>
      <text:p text:style-name="P1"><text:span text:style-name="T5">Puntúa como 2,00</text:span></text:p>
      <text:p text:style-name="P1"><text:span text:style-name="T5">No marcadasMarcar pregunta</text:span></text:p>
      <text:p text:style-name="P1"><text:span text:style-name="T5">Enunciado de la pregunta</text:span></text:p>
      <text:p text:style-name="P1"><text:span text:style-name="T5">Cambiar el nombre a un fichero<text:s text:c="3"/>trabajo<text:s text:c="3"/>por paro</text:span></text:p>
      <text:p text:style-name="P1"><text:span text:style-name="T5"/></text:p>
      <text:p text:style-name="P1"><text:span text:style-name="T5"/></text:p>
      <text:p text:style-name="P1"><text:span text:style-name="T5">mv trabajo paro</text:span></text:p>
      <text:p text:style-name="P1"><text:span text:style-name="T5"/></text:p>
      <text:p text:style-name="P1"><text:span text:style-name="T5">Pregunta 80</text:span></text:p>
      <text:p text:style-name="P1"><text:span text:style-name="T5">Finalizado</text:span></text:p>
      <text:p text:style-name="P1"><text:span text:style-name="T5">Puntúa como 3,00</text:span></text:p>
      <text:p text:style-name="P1"><text:span text:style-name="T5">No marcadasMarcar pregunta</text:span></text:p>
      <text:p text:style-name="P1"><text:span text:style-name="T5">Enunciado de la pregunta</text:span></text:p>
      <text:p text:style-name="P1"><text:span text:style-name="T5">Como parar el sistema, escribe tres ordenes</text:span></text:p>
      <text:p text:style-name="P1"><text:span text:style-name="T5"/></text:p>
      <text:p text:style-name="P1"><text:span text:style-name="T5"/></text:p>
      <text:p text:style-name="P1"><text:span text:style-name="T5">init 0, halt -p, shutdown</text:span></text:p>
      <text:p text:style-name="P1"><text:span text:style-name="T5"/></text:p>
      <text:p text:style-name="P1"><text:span text:style-name="T5">Pregunta 81</text:span></text:p>
      <text:p text:style-name="P1"><text:span text:style-name="T5">Finalizado</text:span></text:p>
      <text:p text:style-name="P1"><text:span text:style-name="T5">Puntúa como 2,00</text:span></text:p>
      <text:p text:style-name="P1"><text:span text:style-name="T5">No marcadasMarcar pregunta</text:span></text:p>
      <text:p text:style-name="P1"><text:span text:style-name="T5">Enunciado de la pregunta</text:span></text:p>
      <text:p text:style-name="P1"><text:span text:style-name="T5">Para asignar a un usuario más de un grupo de pertenencia como se realiza. Usuario: alumno<text:s text:c="2"/>pertenece al grupo principal clase y grupos secundarios<text:s text:c="3"/>centro y ciclos</text:span></text:p>
      <text:p text:style-name="P1"><text:span text:style-name="T5"/></text:p>
      <text:p text:style-name="P1"><text:span text:style-name="T5"/></text:p>
      <text:p text:style-name="P1"><text:span text:style-name="T5">usermod -g clase -G centros, ciclos</text:span></text:p>
      <text:p text:style-name="P1"><text:span text:style-name="T5">Pregunta 82</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La orden nohup<text:s text:c="2"/>seguida de una orden.<text:s text:c="2"/>¿Qué función tiene?</text:span></text:p>
      <text:p text:style-name="P1"><text:span text:style-name="T5"/></text:p>
      <text:p text:style-name="P1"><text:span text:style-name="T5"/></text:p>
      <text:p text:style-name="P1"><text:span text:style-name="T5">Lanza un script</text:span></text:p>
      <text:p text:style-name="P1"><text:span text:style-name="T5"/></text:p>
      <text:p text:style-name="P1"><text:span text:style-name="T5">Pregunta 83</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omo se oculta un fichero o una carpeta en Linux. Fichero aula<text:s text:c="3"/>y la carpeta<text:s text:c="3"/>trabajo</text:span></text:p>
      <text:p text:style-name="P1"><text:span text:style-name="T5"/></text:p>
      <text:p text:style-name="P1"><text:span text:style-name="T5"/></text:p>
      <text:p text:style-name="P1"><text:span text:style-name="T5">mv aula .aula</text:span></text:p>
      <text:p text:style-name="P1"><text:span text:style-name="T5"/></text:p>
      <text:p text:style-name="P1"><text:span text:style-name="T5">mv trabajo .trabajo/</text:span></text:p>
      <text:p text:style-name="P1"><text:span text:style-name="T5"/></text:p>
      <text:p text:style-name="P1"><text:span text:style-name="T5">Pregunta 84</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Que orden se utiliza para visualizar los procesos que se encuentran en ejecución en segundo plano</text:span></text:p>
      <text:p text:style-name="P1"><text:span text:style-name="T5"/></text:p>
      <text:p text:style-name="P1"><text:span text:style-name="T5"/></text:p>
      <text:p text:style-name="P1"><text:span text:style-name="T5">Respuesta: </text:span></text:p>
      <text:p text:style-name="P1"><text:span text:style-name="T5">jobs</text:span></text:p>
      <text:p text:style-name="P1"><text:span text:style-name="T5">Pregunta 85</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Qué orden me da el nivel de permisos de ejecución que posee un usuario</text:span></text:p>
      <text:p text:style-name="P1"><text:span text:style-name="T5"/></text:p>
      <text:p text:style-name="P1"><text:span text:style-name="T5">Respuesta: </text:span></text:p>
      <text:p text:style-name="P1"><text:span text:style-name="T5">runlevel</text:span></text:p>
      <text:p text:style-name="P1"><text:span text:style-name="T5">Pregunta 86</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ambiar los permisos de nivel de ejecución que tiene un usuario</text:span></text:p>
      <text:p text:style-name="P1"><text:span text:style-name="T5"/></text:p>
      <text:p text:style-name="P1"><text:span text:style-name="T5">Respuesta: </text:span></text:p>
      <text:p text:style-name="P1"><text:span text:style-name="T5">init</text:span></text:p>
      <text:p text:style-name="P1"><text:span text:style-name="T5">Pregunta 87</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ambiar el grupo de usuarios asociados a un archivo</text:span></text:p>
      <text:p text:style-name="P1"><text:span text:style-name="T5"/></text:p>
      <text:p text:style-name="P1"><text:span text:style-name="T5">Seleccione una:</text:span></text:p>
      <text:p text:style-name="P1"><text:span text:style-name="T5">a. chrp<text:s text:c="2"/>grupo archivo</text:span></text:p>
      <text:p text:style-name="P1"><text:span text:style-name="T5">b. Ningiuna</text:span></text:p>
      <text:p text:style-name="P1"><text:span text:style-name="T5">c. newgrp grupo archivo</text:span></text:p>
      <text:p text:style-name="P1"><text:span text:style-name="T5">d. chgrp grupo<text:s text:c="3"/>archivo</text:span></text:p>
      <text:p text:style-name="P1"><text:span text:style-name="T5">e. chmod<text:s text:c="2"/>654<text:s text:c="2"/>grupo archivo</text:span></text:p>
      <text:p text:style-name="P1"><text:span text:style-name="T5">Pregunta 88</text:span></text:p>
      <text:p text:style-name="P1"><text:span text:style-name="T5">Finalizado</text:span></text:p>
      <text:p text:style-name="P1"><text:span text:style-name="T5">Puntúa como 1,00</text:span></text:p>
      <text:p text:style-name="P1"><text:span text:style-name="T5">No marcadasMarcar pregunta</text:span></text:p>
      <text:p text:style-name="P1"><text:span text:style-name="T5">Enunciado de la pregunta</text:span></text:p>
      <text:p text:style-name="P1"><text:span text:style-name="T5">Cambiar<text:s text:c="2"/>dicha mascara para que por defectos se asignen a los ficheros: lectura,<text:s text:c="2"/>par el grupo, lectura escritura para el usuario, y lectura para el resto de usuario. Y a los directorios lectura escritura y ejecución para el usuario, lectura y ejecución para el grupo, lectura y ejecución para el resto de usuarios</text:span></text:p>
      <text:p text:style-name="P1"><text:span text:style-name="T5"/></text:p>
      <text:p text:style-name="P1"><text:span text:style-name="T5">Seleccione una:</text:span></text:p>
      <text:p text:style-name="P1"><text:span text:style-name="T5">a. Ninguna</text:span></text:p>
      <text:p text:style-name="P1"><text:span text:style-name="T5">b. umask 022</text:span></text:p>
      <text:p text:style-name="P1"><text:span text:style-name="T5">c. umask 744</text:span></text:p>
      <text:p text:style-name="P1"><text:span text:style-name="T5">d. umask 066</text:span></text:p>
      <text:p text:style-name="P1"><text:span text:style-name="T5">e. umask<text:s text:c="2"/>ugo+x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